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28.2mm" fo:break-before="auto" style:use-optimal-row-height="true"/>
    </style:style>
    <style:style style:name="ro4" style:family="table-row">
      <style:table-row-properties style:row-height="59.95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45"/>
    <style:style style:name="ce5" style:family="table-cell" style:parent-style-name="Default" style:data-style-name="N45">
      <style:table-cell-properties fo:background-color="#ffff00"/>
    </style:style>
    <style:style style:name="ce6" style:family="table-cell" style:parent-style-name="Default" style:data-style-name="N45">
      <style:table-cell-properties fo:background-color="#ffcc00"/>
    </style:style>
    <style:style style:name="T1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Zeitbedarf</text:p>
          </table:table-cell>
          <table:table-cell table:formula="of:=SUM([.B3:.B119])" office:value-type="time" office:time-value="PT00H02M08S" calcext:value-type="time">
            <text:p>02:08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5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i-config, WLA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05S" calcext:value-type="time">
            <text:p>00:05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s Spielen: „docker run -ti arm32v6/alpine:3.5 /bin/sh“, docker ps (-a)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N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hypriot/armhf-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a | cut -d" " -f 1 | grep -v CONTAINER)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hypriot/armhf-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/text:p>
            <text:p>docker build -f Dockerfile.phpfpm -t phpfpm . ;  docker run -d –rm –name fpm phpfpm</text:p>
            <text:p/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andelbroetchen --link fpm:phpfpm mandel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Verschiedene Ansätze: Einmal komplettes System mit nginx + PHP, einmal verteilt auf verschiedene, spezialisierte Docker Container, die unabhängig voneie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7-02T22:38:05.618859984</dc:date>
    <meta:editing-duration>PT5H16M55S</meta:editing-duration>
    <meta:editing-cycles>12</meta:editing-cycles>
    <meta:generator>LibreOffice/5.1.6.2$Linux_X86_64 LibreOffice_project/10m0$Build-2</meta:generator>
    <meta:document-statistic meta:table-count="1" meta:cell-count="74" meta:object-count="0"/>
  </office:meta>
</office:document-meta>
</file>